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width="0.102cm" svg:stroke-color="#0000ff" draw:marker-start="Arrow" draw:marker-start-width="0.356cm" draw:marker-end="Arrow" draw:marker-end-width="0.305cm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ff" draw:marker-start="Arrow" draw:marker-start-width="0.305cm" draw:marker-end="" draw:marker-end-width="0.305cm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ff" draw:marker-start="" draw:marker-start-width="0.305cm" draw:marker-end="Arrow" draw:marker-end-width="0.305cm" draw:textarea-vertical-align="middle" fo:padding-top="0.176cm" fo:padding-bottom="0.176cm" fo:padding-left="0.301cm" fo:padding-right="0.30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35cm" svg:height="1.27cm" svg:x="10.16cm" svg:y="12.065cm">
          <text:p text:style-name="P1"><text:span text:style-name="T1">RC Circuit</text:span></text:p>
          <text:p text:style-name="P1"><text:span text:style-name="T1">(filters signals (low-pass)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8.89cm" svg:height="1.27cm" svg:x="8.89cm" svg:y="15.24cm">
          <text:p text:style-name="P1"><text:span text:style-name="T1">Analog Discovery</text:span></text:p>
          <text:p text:style-name="P1"><text:span text:style-name="T1">(generates input signal; reads output signal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35cm" svg:height="1.27cm" svg:x="10.16cm" svg:y="18.415cm">
          <text:p text:style-name="P1"><text:span text:style-name="T1">Laptop computer</text:span></text:p>
          <text:p text:style-name="P1"><text:span text:style-name="T1">(records outputs; controls inputs)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3.335cm" svg:y1="16.51cm" svg:x2="13.335cm" svg:y2="18.415cm" draw:start-shape="id1" draw:start-glue-point="2" draw:end-shape="id2" draw:end-glue-point="0" svg:d="m13335 16510v1905" svg:viewBox="0 0 1 1906">
          <text:p text:style-name="P3"><text:span text:style-name="T1"><text:s text:c="29"/></text:span><text:span text:style-name="T1">USB connection</text:span></text:p>
        </draw:connector>
        <draw:connector draw:style-name="gr3" draw:text-style-name="P4" draw:layer="layout" svg:x1="12.065cm" svg:y1="13.335cm" svg:x2="12.065cm" svg:y2="15.24cm" svg:d="m12065 13335v1905" svg:viewBox="0 0 1 1906">
          <text:p text:style-name="P3"><text:span text:style-name="T1">DC voltage input <text:s text:c="30"/></text:span></text:p>
        </draw:connector>
        <draw:connector draw:style-name="gr4" draw:text-style-name="P4" draw:layer="layout" svg:x1="14.605cm" svg:y1="13.335cm" svg:x2="14.605cm" svg:y2="15.24cm" svg:d="m14605 13335v1905" svg:viewBox="0 0 1 1906">
          <text:p text:style-name="P3"><text:span text:style-name="T1"><text:s text:c="32"/></text:span><text:span text:style-name="T1">DC voltage output</text:span></text:p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31T11:33:43.09</meta:creation-date>
    <dc:date>2015-01-15T10:47:37.75</dc:date>
    <meta:editing-duration>PT6H51M7S</meta:editing-duration>
    <meta:editing-cycles>5</meta:editing-cycles>
    <meta:generator>LibreOffice/4.0.4.2$Windows_x86 LibreOffice_project/9e9821abd0ffdbc09cd8c52eaa574fa09eb08f2</meta:generator>
    <meta:document-statistic meta:object-count="29"/>
  </office:meta>
</office:document-meta>
</file>